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17cm" table:align="margins"/>
    </style:style>
    <style:style style:name="Table2.A" style:family="table-column">
      <style:table-column-properties style:column-width="2.831cm" style:rel-column-width="13624*"/>
    </style:style>
    <style:style style:name="Table2.B" style:family="table-column">
      <style:table-column-properties style:column-width="10.786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13.8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17cm" table:align="margins"/>
    </style:style>
    <style:style style:name="Tabla2.A" style:family="table-column">
      <style:table-column-properties style:column-width="2.831cm" style:rel-column-width="13624*"/>
    </style:style>
    <style:style style:name="Tabla2.B" style:family="table-column">
      <style:table-column-properties style:column-width="10.786cm" style:rel-column-width="519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14e121"/>
    </style:style>
    <style:style style:name="P5" style:family="paragraph" style:parent-style-name="Table_20_Contents">
      <style:text-properties officeooo:paragraph-rsid="0014e121"/>
    </style:style>
    <style:style style:name="P6" style:family="paragraph" style:parent-style-name="Table_20_Contents">
      <style:text-properties officeooo:paragraph-rsid="002bb4c4"/>
    </style:style>
    <style:style style:name="P7" style:family="paragraph" style:parent-style-name="Table_20_Contents">
      <style:text-properties officeooo:rsid="0018ea5e" officeooo:paragraph-rsid="0018ea5e"/>
    </style:style>
    <style:style style:name="P8" style:family="paragraph" style:parent-style-name="Table_20_Contents">
      <style:text-properties officeooo:rsid="0030bed6" officeooo:paragraph-rsid="0030bed6"/>
    </style:style>
    <style:style style:name="P9" style:family="paragraph" style:parent-style-name="Table_20_Contents">
      <style:text-properties officeooo:rsid="0021f4d1" officeooo:paragraph-rsid="0021f4d1"/>
    </style:style>
    <style:style style:name="P10" style:family="paragraph" style:parent-style-name="Standard">
      <style:text-properties officeooo:paragraph-rsid="0037de58"/>
    </style:style>
    <style:style style:name="P11" style:family="paragraph" style:parent-style-name="Table_20_Contents" style:list-style-name="L1">
      <style:text-properties officeooo:rsid="001ba06c"/>
    </style:style>
    <style:style style:name="P12" style:family="paragraph" style:parent-style-name="Table_20_Contents" style:list-style-name="L1">
      <style:text-properties officeooo:rsid="001ba06c" officeooo:paragraph-rsid="0037de58"/>
    </style:style>
    <style:style style:name="P13" style:family="paragraph" style:parent-style-name="Table_20_Contents" style:list-style-name="L2">
      <style:text-properties officeooo:paragraph-rsid="0014e121"/>
    </style:style>
    <style:style style:name="P14" style:family="paragraph" style:parent-style-name="Table_20_Contents" style:list-style-name="L2">
      <style:text-properties officeooo:rsid="0023bfce" officeooo:paragraph-rsid="0014e121"/>
    </style:style>
    <style:style style:name="P15" style:family="paragraph" style:parent-style-name="Table_20_Contents" style:list-style-name="L4">
      <style:text-properties officeooo:rsid="0023bfce" officeooo:paragraph-rsid="0014e121"/>
    </style:style>
    <style:style style:name="P16" style:family="paragraph" style:parent-style-name="Table_20_Contents" style:list-style-name="L2">
      <style:text-properties officeooo:rsid="00270673" officeooo:paragraph-rsid="00270673"/>
    </style:style>
    <style:style style:name="P17" style:family="paragraph" style:parent-style-name="Table_20_Contents" style:list-style-name="L2">
      <style:text-properties officeooo:rsid="00283217" officeooo:paragraph-rsid="00283217"/>
    </style:style>
    <style:style style:name="P18" style:family="paragraph" style:parent-style-name="Table_20_Contents" style:list-style-name="L4">
      <style:text-properties officeooo:rsid="00283217" officeooo:paragraph-rsid="00283217"/>
    </style:style>
    <style:style style:name="P19" style:family="paragraph" style:parent-style-name="Table_20_Contents" style:list-style-name="L3">
      <style:text-properties officeooo:rsid="00295980" officeooo:paragraph-rsid="00295980"/>
    </style:style>
    <style:style style:name="P20" style:family="paragraph" style:parent-style-name="Table_20_Contents" style:list-style-name="L5">
      <style:text-properties officeooo:rsid="00295980" officeooo:paragraph-rsid="00295980"/>
    </style:style>
    <style:style style:name="P21" style:family="paragraph" style:parent-style-name="Table_20_Contents" style:list-style-name="L4">
      <style:text-properties officeooo:paragraph-rsid="0014e121"/>
    </style:style>
    <style:style style:name="P22" style:family="paragraph" style:parent-style-name="Table_20_Contents" style:list-style-name="L4">
      <style:text-properties officeooo:paragraph-rsid="00270673"/>
    </style:style>
    <style:style style:name="P23" style:family="paragraph" style:parent-style-name="Table_20_Contents">
      <style:text-properties officeooo:rsid="00321eb8" officeooo:paragraph-rsid="00321eb8"/>
    </style:style>
    <style:style style:name="P24" style:family="paragraph" style:parent-style-name="Table_20_Contents" style:list-style-name="L6">
      <style:text-properties officeooo:rsid="00343d37" officeooo:paragraph-rsid="0014e121"/>
    </style:style>
    <style:style style:name="P25" style:family="paragraph" style:parent-style-name="Table_20_Contents" style:list-style-name="L6">
      <style:text-properties officeooo:rsid="00343d37" officeooo:paragraph-rsid="00343d37"/>
    </style:style>
    <style:style style:name="P26" style:family="paragraph" style:parent-style-name="Table_20_Contents">
      <style:text-properties officeooo:paragraph-rsid="0037105f"/>
    </style:style>
    <style:style style:name="P27" style:family="paragraph" style:parent-style-name="Table_20_Contents">
      <style:text-properties officeooo:rsid="001f6d5b" officeooo:paragraph-rsid="0037105f"/>
    </style:style>
    <style:style style:name="P28" style:family="paragraph" style:parent-style-name="Table_20_Contents">
      <style:text-properties officeooo:paragraph-rsid="0037de58"/>
    </style:style>
    <style:style style:name="T1" style:family="text">
      <style:text-properties officeooo:rsid="00321e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e121"/>
    </style:style>
    <style:style style:name="T4" style:family="text">
      <style:text-properties officeooo:rsid="0015a4d3"/>
    </style:style>
    <style:style style:name="T5" style:family="text">
      <style:text-properties officeooo:rsid="00181605"/>
    </style:style>
    <style:style style:name="T6" style:family="text">
      <style:text-properties officeooo:rsid="0018ea5e"/>
    </style:style>
    <style:style style:name="T7" style:family="text">
      <style:text-properties officeooo:rsid="001a6ec8"/>
    </style:style>
    <style:style style:name="T8" style:family="text">
      <style:text-properties officeooo:rsid="001ecfbe"/>
    </style:style>
    <style:style style:name="T9" style:family="text">
      <style:text-properties officeooo:rsid="0022c64d"/>
    </style:style>
    <style:style style:name="T10" style:family="text">
      <style:text-properties officeooo:rsid="0023bfce"/>
    </style:style>
    <style:style style:name="T11" style:family="text">
      <style:text-properties officeooo:rsid="00250738"/>
    </style:style>
    <style:style style:name="T12" style:family="text">
      <style:text-properties officeooo:rsid="00270673"/>
    </style:style>
    <style:style style:name="T13" style:family="text">
      <style:text-properties officeooo:rsid="002b0e16"/>
    </style:style>
    <style:style style:name="T14" style:family="text">
      <style:text-properties officeooo:rsid="002bb4c4"/>
    </style:style>
    <style:style style:name="T15" style:family="text">
      <style:text-properties officeooo:rsid="002ca18e"/>
    </style:style>
    <style:style style:name="T16" style:family="text">
      <style:text-properties officeooo:rsid="00332342"/>
    </style:style>
    <style:style style:name="T17" style:family="text">
      <style:text-properties officeooo:rsid="00343d37"/>
    </style:style>
    <style:style style:name="T18" style:family="text">
      <style:text-properties officeooo:rsid="0035f732"/>
    </style:style>
    <style:style style:name="T19" style:family="text">
      <style:text-properties officeooo:rsid="0037105f"/>
    </style:style>
    <style:style style:name="T20" style:family="text">
      <style:text-properties officeooo:rsid="0037de58"/>
    </style:style>
    <style:style style:name="T21" style:family="text">
      <style:text-properties officeooo:rsid="00397c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pan text:style-name="T1">1</text:span>)</text:p>
      <text:p text:style-name="Standard"/>
      <text:p text:style-name="Standard"><text:span text:style-name="T2">Nombre del caso de uso</text:span>: <text:span text:style-name="T18">Ver ayuda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po de escenario:</text:p>
          </table:table-cell>
          <table:table-cell table:style-name="Table1.B1" office:value-type="string">
            <text:p text:style-name="Table_20_Contents"><text:s/>Típico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P5"><text:span text:style-name="T3">El </text:span><text:span text:style-name="T18">Jugador desea ver la ayuda del juego, durante el juego.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<text:span text:style-name="T4">El Jugador ha iniciado sesión</text:span></text:p>
            <text:p text:style-name="P26"><text:span text:style-name="T19">2. El Jugador está jugando</text:span></text:p>
          </table:table-cell>
        </table:table-row>
        <table:table-row>
          <table:table-cell table:style-name="Table1.A2" office:value-type="string">
            <text:p text:style-name="Table_20_Contents">Caso de prueba #<text:span text:style-name="T5">1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<text:span text:style-name="T6"> </text:span><text:span text:style-name="T7">N/A</text:span>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list xml:id="list41655672" text:style-name="L1">
                    <text:list-item>
                      <text:p text:style-name="P11">El Jugador da click en “<text:span text:style-name="T18">Ver ayuda</text:span>”</text:p>
                    </text:list-item>
                  </text:list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P26">1. <text:span text:style-name="T19">El sistema muestra la ventana de ayuda, con la información pertinente según el modo de juego actual. Además añadirá información sobre el torneo en curso.</text:span>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Tipo de escenario:</text:p>
          </table:table-cell>
          <table:table-cell table:style-name="Tabla1.B1" office:value-type="string">
            <text:p text:style-name="P28"><text:s/>Típico</text:p>
          </table:table-cell>
        </table:table-row>
        <table:table-row>
          <table:table-cell table:style-name="Tabla1.A2" office:value-type="string">
            <text:p text:style-name="P28">Descripción breve:</text:p>
          </table:table-cell>
          <table:table-cell table:style-name="Tabla1.B2" office:value-type="string">
            <text:p text:style-name="P28"><text:span text:style-name="T3">El </text:span><text:span text:style-name="T18">Jugador desea ver la ayuda del juego, </text:span><text:span text:style-name="T20">al crear un torneo</text:span></text:p>
          </table:table-cell>
        </table:table-row>
        <table:table-row>
          <table:table-cell table:style-name="Tabla1.A2" office:value-type="string">
            <text:p text:style-name="P28">Precondiciones adicionales:</text:p>
          </table:table-cell>
          <table:table-cell table:style-name="Tabla1.B2" office:value-type="string">
            <text:p text:style-name="P28">1. <text:span text:style-name="T4">El Jugador ha iniciado sesión</text:span></text:p>
            <text:p text:style-name="P28"><text:span text:style-name="T19">2. El Jugador está </text:span><text:span text:style-name="T20">creando un torneo</text:span></text:p>
          </table:table-cell>
        </table:table-row>
        <table:table-row>
          <table:table-cell table:style-name="Tabla1.A2" office:value-type="string">
            <text:p text:style-name="P28">Caso de prueba #<text:span text:style-name="T5">1</text:span></text:p>
          </table:table-cell>
          <table:table-cell table:style-name="Tabla1.B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8">Precondiciones adicionales:</text:p>
            <text:p text:style-name="P28">1.<text:span text:style-name="T6"> </text:span><text:span text:style-name="T7">N/A</text:span>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28">Entradas:</text:p>
                </table:table-cell>
                <table:table-cell table:style-name="Tabla2.B1" office:value-type="string">
                  <text:list xml:id="list42373737" text:continue-numbering="true" text:style-name="L1">
                    <text:list-item>
                      <text:p text:style-name="P12">El Jugador da click en “<text:span text:style-name="T18">Ver ayuda</text:span>”</text:p>
                    </text:list-item>
                  </text:list>
                </table:table-cell>
              </table:table-row>
              <table:table-row>
                <table:table-cell table:style-name="Tabla2.A2" office:value-type="string">
                  <text:p text:style-name="P28">Resultados esperados:</text:p>
                </table:table-cell>
                <table:table-cell table:style-name="Tabla2.B2" office:value-type="string">
                  <text:p text:style-name="P28">1. <text:span text:style-name="T19">El sistema muestra la ventana de ayuda, </text:span><text:span text:style-name="T21">con aclaraciones e indicaciones sobre cómo crear un torneo.</text:span></text:p>
                </table:table-cell>
              </table:table-row>
              <table:table-row>
                <table:table-cell table:style-name="Tabla2.A2" office:value-type="string">
                  <text:p text:style-name="P28">Observaciones:</text:p>
                </table:table-cell>
                <table:table-cell table:style-name="Tabla2.B2" office:value-type="string">
                  <text:p text:style-name="P28"/>
                </table:table-cell>
              </table:table-row>
            </table:table>
            <text:p text:style-name="P2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T1" style:family="text">
      <style:text-properties officeooo:rsid="00321eb8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ines and Boxes</text:span><text:tab/><text:tab/><text:date style:data-style-name="N37" text:date-value="2012-09-29T16:19:35.64" text:fixed="true">29/09/12</text:date></text:p>
        <text:p text:style-name="MP1">Elaborado por: <text:span text:style-name="MT1">Esteban Rodríguez Betancourt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6:19:35.97</meta:creation-date>
    <meta:editing-duration>PT58M</meta:editing-duration>
    <meta:editing-cycles>36</meta:editing-cycles>
    <meta:generator>LibreOffice/3.6$Windows_x86 LibreOffice_project/e29a214-2bbed72-0621de6-a97528c-8f066d</meta:generator>
    <dc:date>2012-10-30T22:25:13.94</dc:date>
    <meta:document-statistic meta:table-count="4" meta:image-count="0" meta:object-count="0" meta:page-count="1" meta:paragraph-count="35" meta:word-count="171" meta:character-count="1058" meta:non-whitespace-character-count="920"/>
  </office:meta>
</office:document-meta>
</file>